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18"/>
    <style:style style:name="ce3" style:family="table-cell" style:parent-style-name="Default" style:data-style-name="N2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ce3"/>
        <table:table-column table:style-name="co1" table:default-cell-style-name="ce1"/>
        <table:table-row table:style-name="ro1">
          <table:table-cell office:value-type="string" calcext:value-type="string">
            <text:p>f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pre_vpp</text:p>
          </table:table-cell>
          <table:table-cell office:value-type="string" calcext:value-type="string">
            <text:p>amp_vpp</text:p>
          </table:table-cell>
          <table:table-cell office:value-type="string" calcext:value-type="string">
            <text:p>pre_rms</text:p>
          </table:table-cell>
          <table:table-cell office:value-type="string" calcext:value-type="string">
            <text:p>amp_rms</text:p>
          </table:table-cell>
          <table:table-cell office:value-type="string" calcext:value-type="string">
            <text:p>dt_ns</text:p>
          </table:table-cell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deg</text:p>
          </table:table-cell>
          <table:table-cell table:style-name="Default" office:value-type="string" calcext:value-type="string">
            <text:p>k_vpp</text:p>
          </table:table-cell>
          <table:table-cell table:style-name="Default" office:value-type="string" calcext:value-type="string">
            <text:p>db_vpp</text:p>
          </table:table-cell>
          <table:table-cell table:style-name="Default" office:value-type="string" calcext:value-type="string">
            <text:p>k_rms</text:p>
          </table:table-cell>
          <table:table-cell table:style-name="Default" office:value-type="string" calcext:value-type="string">
            <text:p>db_rms</text:p>
          </table:table-cell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PI()*[.A2]" office:value-type="float" office:value="628.318530717959" calcext:value-type="float">
            <text:p>628,319</text:p>
          </table:table-cell>
          <table:table-cell office:value-type="float" office:value="983" calcext:value-type="float">
            <text:p>983</text:p>
          </table:table-cell>
          <table:table-cell office:value-type="float" office:value="3280" calcext:value-type="float">
            <text:p>328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formula="of:=-([.G2]*10^(-9))*[.A2]*2*PI()" office:value-type="float" office:value="-0" calcext:value-type="float">
            <text:p>0,000</text:p>
          </table:table-cell>
          <table:table-cell table:formula="of:=-360*[.G2]/((1/[.A2])*10^9)" office:value-type="float" office:value="-0" calcext:value-type="float">
            <text:p>0,00</text:p>
          </table:table-cell>
          <table:table-cell table:formula="of:=[.D2]/[.C2]" office:value-type="float" office:value="3.33672431332655" calcext:value-type="float">
            <text:p>3,34</text:p>
          </table:table-cell>
          <table:table-cell table:formula="of:=20*LOG([.J2])" office:value-type="float" office:value="10.4664065175909" calcext:value-type="float">
            <text:p>10,47</text:p>
          </table:table-cell>
          <table:table-cell table:formula="of:=[.F2]/[.E2]" office:value-type="float" office:value="3.26530612244898" calcext:value-type="float">
            <text:p>3,27</text:p>
          </table:table-cell>
          <table:table-cell table:formula="of:=20*LOG([.L2])" office:value-type="float" office:value="10.2784780525482" calcext:value-type="float">
            <text:p>10,28</text:p>
          </table:table-cell>
          <table:table-cell table:formula="of:=MAX([.$J$2:.$J$29])-[.J2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*PI()*[.A3]" office:value-type="float" office:value="1884.95559215388" calcext:value-type="float">
            <text:p>1884,956</text:p>
          </table:table-cell>
          <table:table-cell office:value-type="float" office:value="983" calcext:value-type="float">
            <text:p>983</text:p>
          </table:table-cell>
          <table:table-cell office:value-type="float" office:value="3280" calcext:value-type="float">
            <text:p>328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formula="of:=-([.G3]*10^(-9))*[.A3]*2*PI()" office:value-type="float" office:value="-0" calcext:value-type="float">
            <text:p>0,000</text:p>
          </table:table-cell>
          <table:table-cell table:formula="of:=-360*[.G3]/((1/[.A3])*10^9)" office:value-type="float" office:value="-0" calcext:value-type="float">
            <text:p>0,00</text:p>
          </table:table-cell>
          <table:table-cell table:formula="of:=[.D3]/[.C3]" office:value-type="float" office:value="3.33672431332655" calcext:value-type="float">
            <text:p>3,34</text:p>
          </table:table-cell>
          <table:table-cell table:formula="of:=20*LOG([.J3])" office:value-type="float" office:value="10.4664065175909" calcext:value-type="float">
            <text:p>10,47</text:p>
          </table:table-cell>
          <table:table-cell table:formula="of:=[.F3]/[.E3]" office:value-type="float" office:value="3.26530612244898" calcext:value-type="float">
            <text:p>3,27</text:p>
          </table:table-cell>
          <table:table-cell table:formula="of:=20*LOG([.L3])" office:value-type="float" office:value="10.2784780525482" calcext:value-type="float">
            <text:p>10,28</text:p>
          </table:table-cell>
          <table:table-cell table:formula="of:=MAX([.$J$2:.$J$29])-[.J3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2*PI()*[.A4]" office:value-type="float" office:value="3769.91118430775" calcext:value-type="float">
            <text:p>3769,911</text:p>
          </table:table-cell>
          <table:table-cell office:value-type="float" office:value="983" calcext:value-type="float">
            <text:p>983</text:p>
          </table:table-cell>
          <table:table-cell office:value-type="float" office:value="3280" calcext:value-type="float">
            <text:p>328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formula="of:=-([.G4]*10^(-9))*[.A4]*2*PI()" office:value-type="float" office:value="-0" calcext:value-type="float">
            <text:p>0,000</text:p>
          </table:table-cell>
          <table:table-cell table:formula="of:=-360*[.G4]/((1/[.A4])*10^9)" office:value-type="float" office:value="-0" calcext:value-type="float">
            <text:p>0,00</text:p>
          </table:table-cell>
          <table:table-cell table:formula="of:=[.D4]/[.C4]" office:value-type="float" office:value="3.33672431332655" calcext:value-type="float">
            <text:p>3,34</text:p>
          </table:table-cell>
          <table:table-cell table:formula="of:=20*LOG([.J4])" office:value-type="float" office:value="10.4664065175909" calcext:value-type="float">
            <text:p>10,47</text:p>
          </table:table-cell>
          <table:table-cell table:formula="of:=[.F4]/[.E4]" office:value-type="float" office:value="3.26530612244898" calcext:value-type="float">
            <text:p>3,27</text:p>
          </table:table-cell>
          <table:table-cell table:formula="of:=20*LOG([.L4])" office:value-type="float" office:value="10.2784780525482" calcext:value-type="float">
            <text:p>10,28</text:p>
          </table:table-cell>
          <table:table-cell table:formula="of:=MAX([.$J$2:.$J$29])-[.J4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2*PI()*[.A5]" office:value-type="float" office:value="6283.18530717959" calcext:value-type="float">
            <text:p>6283,185</text:p>
          </table:table-cell>
          <table:table-cell office:value-type="float" office:value="983" calcext:value-type="float">
            <text:p>983</text:p>
          </table:table-cell>
          <table:table-cell office:value-type="float" office:value="3280" calcext:value-type="float">
            <text:p>328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920" calcext:value-type="float">
            <text:p>920</text:p>
          </table:table-cell>
          <table:table-cell table:formula="of:=-([.G5]*10^(-9))*[.A5]*2*PI()" office:value-type="float" office:value="-0.00578053048260522" calcext:value-type="float">
            <text:p>-0,006</text:p>
          </table:table-cell>
          <table:table-cell table:formula="of:=-360*[.G5]/((1/[.A5])*10^9)" office:value-type="float" office:value="-0.3312" calcext:value-type="float">
            <text:p>-0,33</text:p>
          </table:table-cell>
          <table:table-cell table:formula="of:=[.D5]/[.C5]" office:value-type="float" office:value="3.33672431332655" calcext:value-type="float">
            <text:p>3,34</text:p>
          </table:table-cell>
          <table:table-cell table:formula="of:=20*LOG([.J5])" office:value-type="float" office:value="10.4664065175909" calcext:value-type="float">
            <text:p>10,47</text:p>
          </table:table-cell>
          <table:table-cell table:formula="of:=[.F5]/[.E5]" office:value-type="float" office:value="3.26530612244898" calcext:value-type="float">
            <text:p>3,27</text:p>
          </table:table-cell>
          <table:table-cell table:formula="of:=20*LOG([.L5])" office:value-type="float" office:value="10.2784780525482" calcext:value-type="float">
            <text:p>10,28</text:p>
          </table:table-cell>
          <table:table-cell table:formula="of:=MAX([.$J$2:.$J$29])-[.J5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2*PI()*[.A6]" office:value-type="float" office:value="12566.3706143592" calcext:value-type="float">
            <text:p>12566,371</text:p>
          </table:table-cell>
          <table:table-cell office:value-type="float" office:value="983" calcext:value-type="float">
            <text:p>983</text:p>
          </table:table-cell>
          <table:table-cell office:value-type="float" office:value="3260" calcext:value-type="float">
            <text:p>326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800" calcext:value-type="float">
            <text:p>800</text:p>
          </table:table-cell>
          <table:table-cell table:formula="of:=-([.G6]*10^(-9))*[.A6]*2*PI()" office:value-type="float" office:value="-0.0100530964914873" calcext:value-type="float">
            <text:p>-0,010</text:p>
          </table:table-cell>
          <table:table-cell table:formula="of:=-360*[.G6]/((1/[.A6])*10^9)" office:value-type="float" office:value="-0.576" calcext:value-type="float">
            <text:p>-0,58</text:p>
          </table:table-cell>
          <table:table-cell table:formula="of:=[.D6]/[.C6]" office:value-type="float" office:value="3.31637843336724" calcext:value-type="float">
            <text:p>3,32</text:p>
          </table:table-cell>
          <table:table-cell table:formula="of:=20*LOG([.J6])" office:value-type="float" office:value="10.4132816447161" calcext:value-type="float">
            <text:p>10,41</text:p>
          </table:table-cell>
          <table:table-cell table:formula="of:=[.F6]/[.E6]" office:value-type="float" office:value="3.26530612244898" calcext:value-type="float">
            <text:p>3,27</text:p>
          </table:table-cell>
          <table:table-cell table:formula="of:=20*LOG([.L6])" office:value-type="float" office:value="10.2784780525482" calcext:value-type="float">
            <text:p>10,28</text:p>
          </table:table-cell>
          <table:table-cell table:formula="of:=MAX([.$J$2:.$J$29])-[.J6]" office:value-type="float" office:value="0.0203458799593079" calcext:value-type="float">
            <text:p>0,02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2*PI()*[.A7]" office:value-type="float" office:value="18849.5559215388" calcext:value-type="float">
            <text:p>18849,556</text:p>
          </table:table-cell>
          <table:table-cell office:value-type="float" office:value="983" calcext:value-type="float">
            <text:p>983</text:p>
          </table:table-cell>
          <table:table-cell office:value-type="float" office:value="3260" calcext:value-type="float">
            <text:p>326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760" calcext:value-type="float">
            <text:p>760</text:p>
          </table:table-cell>
          <table:table-cell table:formula="of:=-([.G7]*10^(-9))*[.A7]*2*PI()" office:value-type="float" office:value="-0.0143256625003695" calcext:value-type="float">
            <text:p>-0,014</text:p>
          </table:table-cell>
          <table:table-cell table:formula="of:=-360*[.G7]/((1/[.A7])*10^9)" office:value-type="float" office:value="-0.8208" calcext:value-type="float">
            <text:p>-0,82</text:p>
          </table:table-cell>
          <table:table-cell table:formula="of:=[.D7]/[.C7]" office:value-type="float" office:value="3.31637843336724" calcext:value-type="float">
            <text:p>3,32</text:p>
          </table:table-cell>
          <table:table-cell table:formula="of:=20*LOG([.J7])" office:value-type="float" office:value="10.4132816447161" calcext:value-type="float">
            <text:p>10,41</text:p>
          </table:table-cell>
          <table:table-cell table:formula="of:=[.F7]/[.E7]" office:value-type="float" office:value="3.26530612244898" calcext:value-type="float">
            <text:p>3,27</text:p>
          </table:table-cell>
          <table:table-cell table:formula="of:=20*LOG([.L7])" office:value-type="float" office:value="10.2784780525482" calcext:value-type="float">
            <text:p>10,28</text:p>
          </table:table-cell>
          <table:table-cell table:formula="of:=MAX([.$J$2:.$J$29])-[.J7]" office:value-type="float" office:value="0.0203458799593079" calcext:value-type="float">
            <text:p>0,02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2*PI()*[.A8]" office:value-type="float" office:value="25132.7412287183" calcext:value-type="float">
            <text:p>25132,741</text:p>
          </table:table-cell>
          <table:table-cell office:value-type="float" office:value="983" calcext:value-type="float">
            <text:p>983</text:p>
          </table:table-cell>
          <table:table-cell office:value-type="float" office:value="3260" calcext:value-type="float">
            <text:p>326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650" calcext:value-type="float">
            <text:p>650</text:p>
          </table:table-cell>
          <table:table-cell table:formula="of:=-([.G8]*10^(-9))*[.A8]*2*PI()" office:value-type="float" office:value="-0.0163362817986669" calcext:value-type="float">
            <text:p>-0,016</text:p>
          </table:table-cell>
          <table:table-cell table:formula="of:=-360*[.G8]/((1/[.A8])*10^9)" office:value-type="float" office:value="-0.936" calcext:value-type="float">
            <text:p>-0,94</text:p>
          </table:table-cell>
          <table:table-cell table:formula="of:=[.D8]/[.C8]" office:value-type="float" office:value="3.31637843336724" calcext:value-type="float">
            <text:p>3,32</text:p>
          </table:table-cell>
          <table:table-cell table:formula="of:=20*LOG([.J8])" office:value-type="float" office:value="10.4132816447161" calcext:value-type="float">
            <text:p>10,41</text:p>
          </table:table-cell>
          <table:table-cell table:formula="of:=[.F8]/[.E8]" office:value-type="float" office:value="3.26530612244898" calcext:value-type="float">
            <text:p>3,27</text:p>
          </table:table-cell>
          <table:table-cell table:formula="of:=20*LOG([.L8])" office:value-type="float" office:value="10.2784780525482" calcext:value-type="float">
            <text:p>10,28</text:p>
          </table:table-cell>
          <table:table-cell table:formula="of:=MAX([.$J$2:.$J$29])-[.J8]" office:value-type="float" office:value="0.0203458799593079" calcext:value-type="float">
            <text:p>0,02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2*PI()*[.A9]" office:value-type="float" office:value="31415.9265358979" calcext:value-type="float">
            <text:p>31415,927</text:p>
          </table:table-cell>
          <table:table-cell office:value-type="float" office:value="983" calcext:value-type="float">
            <text:p>983</text:p>
          </table:table-cell>
          <table:table-cell office:value-type="float" office:value="3260" calcext:value-type="float">
            <text:p>326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600" calcext:value-type="float">
            <text:p>600</text:p>
          </table:table-cell>
          <table:table-cell table:formula="of:=-([.G9]*10^(-9))*[.A9]*2*PI()" office:value-type="float" office:value="-0.0188495559215388" calcext:value-type="float">
            <text:p>-0,019</text:p>
          </table:table-cell>
          <table:table-cell table:formula="of:=-360*[.G9]/((1/[.A9])*10^9)" office:value-type="float" office:value="-1.08" calcext:value-type="float">
            <text:p>-1,08</text:p>
          </table:table-cell>
          <table:table-cell table:formula="of:=[.D9]/[.C9]" office:value-type="float" office:value="3.31637843336724" calcext:value-type="float">
            <text:p>3,32</text:p>
          </table:table-cell>
          <table:table-cell table:formula="of:=20*LOG([.J9])" office:value-type="float" office:value="10.4132816447161" calcext:value-type="float">
            <text:p>10,41</text:p>
          </table:table-cell>
          <table:table-cell table:formula="of:=[.F9]/[.E9]" office:value-type="float" office:value="3.26530612244898" calcext:value-type="float">
            <text:p>3,27</text:p>
          </table:table-cell>
          <table:table-cell table:formula="of:=20*LOG([.L9])" office:value-type="float" office:value="10.2784780525482" calcext:value-type="float">
            <text:p>10,28</text:p>
          </table:table-cell>
          <table:table-cell table:formula="of:=MAX([.$J$2:.$J$29])-[.J9]" office:value-type="float" office:value="0.0203458799593079" calcext:value-type="float">
            <text:p>0,02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2*PI()*[.A10]" office:value-type="float" office:value="37699.1118430775" calcext:value-type="float">
            <text:p>37699,112</text:p>
          </table:table-cell>
          <table:table-cell office:value-type="float" office:value="983" calcext:value-type="float">
            <text:p>983</text:p>
          </table:table-cell>
          <table:table-cell office:value-type="float" office:value="3260" calcext:value-type="float">
            <text:p>326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570" calcext:value-type="float">
            <text:p>570</text:p>
          </table:table-cell>
          <table:table-cell table:formula="of:=-([.G10]*10^(-9))*[.A10]*2*PI()" office:value-type="float" office:value="-0.0214884937505542" calcext:value-type="float">
            <text:p>-0,021</text:p>
          </table:table-cell>
          <table:table-cell table:formula="of:=-360*[.G10]/((1/[.A10])*10^9)" office:value-type="float" office:value="-1.2312" calcext:value-type="float">
            <text:p>-1,23</text:p>
          </table:table-cell>
          <table:table-cell table:formula="of:=[.D10]/[.C10]" office:value-type="float" office:value="3.31637843336724" calcext:value-type="float">
            <text:p>3,32</text:p>
          </table:table-cell>
          <table:table-cell table:formula="of:=20*LOG([.J10])" office:value-type="float" office:value="10.4132816447161" calcext:value-type="float">
            <text:p>10,41</text:p>
          </table:table-cell>
          <table:table-cell table:formula="of:=[.F10]/[.E10]" office:value-type="float" office:value="3.26530612244898" calcext:value-type="float">
            <text:p>3,27</text:p>
          </table:table-cell>
          <table:table-cell table:formula="of:=20*LOG([.L10])" office:value-type="float" office:value="10.2784780525482" calcext:value-type="float">
            <text:p>10,28</text:p>
          </table:table-cell>
          <table:table-cell table:formula="of:=MAX([.$J$2:.$J$29])-[.J10]" office:value-type="float" office:value="0.0203458799593079" calcext:value-type="float">
            <text:p>0,02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2*PI()*[.A11]" office:value-type="float" office:value="43982.2971502571" calcext:value-type="float">
            <text:p>43982,297</text:p>
          </table:table-cell>
          <table:table-cell office:value-type="float" office:value="983" calcext:value-type="float">
            <text:p>983</text:p>
          </table:table-cell>
          <table:table-cell office:value-type="float" office:value="3250" calcext:value-type="float">
            <text:p>325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550" calcext:value-type="float">
            <text:p>550</text:p>
          </table:table-cell>
          <table:table-cell table:formula="of:=-([.G11]*10^(-9))*[.A11]*2*PI()" office:value-type="float" office:value="-0.0241902634326414" calcext:value-type="float">
            <text:p>-0,024</text:p>
          </table:table-cell>
          <table:table-cell table:formula="of:=-360*[.G11]/((1/[.A11])*10^9)" office:value-type="float" office:value="-1.386" calcext:value-type="float">
            <text:p>-1,39</text:p>
          </table:table-cell>
          <table:table-cell table:formula="of:=[.D11]/[.C11]" office:value-type="float" office:value="3.30620549338759" calcext:value-type="float">
            <text:p>3,31</text:p>
          </table:table-cell>
          <table:table-cell table:formula="of:=20*LOG([.J11])" office:value-type="float" office:value="10.3865968629348" calcext:value-type="float">
            <text:p>10,39</text:p>
          </table:table-cell>
          <table:table-cell table:formula="of:=[.F11]/[.E11]" office:value-type="float" office:value="3.26530612244898" calcext:value-type="float">
            <text:p>3,27</text:p>
          </table:table-cell>
          <table:table-cell table:formula="of:=20*LOG([.L11])" office:value-type="float" office:value="10.2784780525482" calcext:value-type="float">
            <text:p>10,28</text:p>
          </table:table-cell>
          <table:table-cell table:formula="of:=MAX([.$J$2:.$J$29])-[.J11]" office:value-type="float" office:value="0.0305188199389623" calcext:value-type="float">
            <text:p>0,03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2*PI()*[.A12]" office:value-type="float" office:value="50265.4824574367" calcext:value-type="float">
            <text:p>50265,482</text:p>
          </table:table-cell>
          <table:table-cell office:value-type="float" office:value="983" calcext:value-type="float">
            <text:p>983</text:p>
          </table:table-cell>
          <table:table-cell office:value-type="float" office:value="3250" calcext:value-type="float">
            <text:p>325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590" calcext:value-type="float">
            <text:p>590</text:p>
          </table:table-cell>
          <table:table-cell table:formula="of:=-([.G12]*10^(-9))*[.A12]*2*PI()" office:value-type="float" office:value="-0.0296566346498877" calcext:value-type="float">
            <text:p>-0,030</text:p>
          </table:table-cell>
          <table:table-cell table:formula="of:=-360*[.G12]/((1/[.A12])*10^9)" office:value-type="float" office:value="-1.6992" calcext:value-type="float">
            <text:p>-1,70</text:p>
          </table:table-cell>
          <table:table-cell table:formula="of:=[.D12]/[.C12]" office:value-type="float" office:value="3.30620549338759" calcext:value-type="float">
            <text:p>3,31</text:p>
          </table:table-cell>
          <table:table-cell table:formula="of:=20*LOG([.J12])" office:value-type="float" office:value="10.3865968629348" calcext:value-type="float">
            <text:p>10,39</text:p>
          </table:table-cell>
          <table:table-cell table:formula="of:=[.F12]/[.E12]" office:value-type="float" office:value="3.26530612244898" calcext:value-type="float">
            <text:p>3,27</text:p>
          </table:table-cell>
          <table:table-cell table:formula="of:=20*LOG([.L12])" office:value-type="float" office:value="10.2784780525482" calcext:value-type="float">
            <text:p>10,28</text:p>
          </table:table-cell>
          <table:table-cell table:formula="of:=MAX([.$J$2:.$J$29])-[.J12]" office:value-type="float" office:value="0.0305188199389623" calcext:value-type="float">
            <text:p>0,03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2*PI()*[.A13]" office:value-type="float" office:value="56548.6677646163" calcext:value-type="float">
            <text:p>56548,668</text:p>
          </table:table-cell>
          <table:table-cell office:value-type="float" office:value="983" calcext:value-type="float">
            <text:p>983</text:p>
          </table:table-cell>
          <table:table-cell office:value-type="float" office:value="3250" calcext:value-type="float">
            <text:p>325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530" calcext:value-type="float">
            <text:p>530</text:p>
          </table:table-cell>
          <table:table-cell table:formula="of:=-([.G13]*10^(-9))*[.A13]*2*PI()" office:value-type="float" office:value="-0.0299707939152466" calcext:value-type="float">
            <text:p>-0,030</text:p>
          </table:table-cell>
          <table:table-cell table:formula="of:=-360*[.G13]/((1/[.A13])*10^9)" office:value-type="float" office:value="-1.7172" calcext:value-type="float">
            <text:p>-1,72</text:p>
          </table:table-cell>
          <table:table-cell table:formula="of:=[.D13]/[.C13]" office:value-type="float" office:value="3.30620549338759" calcext:value-type="float">
            <text:p>3,31</text:p>
          </table:table-cell>
          <table:table-cell table:formula="of:=20*LOG([.J13])" office:value-type="float" office:value="10.3865968629348" calcext:value-type="float">
            <text:p>10,39</text:p>
          </table:table-cell>
          <table:table-cell table:formula="of:=[.F13]/[.E13]" office:value-type="float" office:value="3.26530612244898" calcext:value-type="float">
            <text:p>3,27</text:p>
          </table:table-cell>
          <table:table-cell table:formula="of:=20*LOG([.L13])" office:value-type="float" office:value="10.2784780525482" calcext:value-type="float">
            <text:p>10,28</text:p>
          </table:table-cell>
          <table:table-cell table:formula="of:=MAX([.$J$2:.$J$29])-[.J13]" office:value-type="float" office:value="0.0305188199389623" calcext:value-type="float">
            <text:p>0,0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2*PI()*[.A14]" office:value-type="float" office:value="62831.8530717959" calcext:value-type="float">
            <text:p>62831,853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505" calcext:value-type="float">
            <text:p>505</text:p>
          </table:table-cell>
          <table:table-cell table:formula="of:=-([.G14]*10^(-9))*[.A14]*2*PI()" office:value-type="float" office:value="-0.0317300858012569" calcext:value-type="float">
            <text:p>-0,032</text:p>
          </table:table-cell>
          <table:table-cell table:formula="of:=-360*[.G14]/((1/[.A14])*10^9)" office:value-type="float" office:value="-1.818" calcext:value-type="float">
            <text:p>-1,82</text:p>
          </table:table-cell>
          <table:table-cell table:formula="of:=[.D14]/[.C14]" office:value-type="float" office:value="3.26551373346897" calcext:value-type="float">
            <text:p>3,27</text:p>
          </table:table-cell>
          <table:table-cell table:formula="of:=20*LOG([.J14])" office:value-type="float" office:value="10.2790302914547" calcext:value-type="float">
            <text:p>10,28</text:p>
          </table:table-cell>
          <table:table-cell table:formula="of:=[.F14]/[.E14]" office:value-type="float" office:value="3.26530612244898" calcext:value-type="float">
            <text:p>3,27</text:p>
          </table:table-cell>
          <table:table-cell table:formula="of:=20*LOG([.L14])" office:value-type="float" office:value="10.2784780525482" calcext:value-type="float">
            <text:p>10,28</text:p>
          </table:table-cell>
          <table:table-cell table:formula="of:=MAX([.$J$2:.$J$29])-[.J14]" office:value-type="float" office:value="0.0712105798575813" calcext:value-type="float">
            <text:p>0,07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2*PI()*[.A15]" office:value-type="float" office:value="125663.706143592" calcext:value-type="float">
            <text:p>125663,706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05" calcext:value-type="float">
            <text:p>405</text:p>
          </table:table-cell>
          <table:table-cell table:formula="of:=-([.G15]*10^(-9))*[.A15]*2*PI()" office:value-type="float" office:value="-0.0508938009881547" calcext:value-type="float">
            <text:p>-0,051</text:p>
          </table:table-cell>
          <table:table-cell table:formula="of:=-360*[.G15]/((1/[.A15])*10^9)" office:value-type="float" office:value="-2.916" calcext:value-type="float">
            <text:p>-2,92</text:p>
          </table:table-cell>
          <table:table-cell table:formula="of:=[.D15]/[.C15]" office:value-type="float" office:value="3.26551373346897" calcext:value-type="float">
            <text:p>3,27</text:p>
          </table:table-cell>
          <table:table-cell table:formula="of:=20*LOG([.J15])" office:value-type="float" office:value="10.2790302914547" calcext:value-type="float">
            <text:p>10,28</text:p>
          </table:table-cell>
          <table:table-cell table:formula="of:=[.F15]/[.E15]" office:value-type="float" office:value="3.26530612244898" calcext:value-type="float">
            <text:p>3,27</text:p>
          </table:table-cell>
          <table:table-cell table:formula="of:=20*LOG([.L15])" office:value-type="float" office:value="10.2784780525482" calcext:value-type="float">
            <text:p>10,28</text:p>
          </table:table-cell>
          <table:table-cell table:formula="of:=MAX([.$J$2:.$J$29])-[.J15]" office:value-type="float" office:value="0.0712105798575813" calcext:value-type="float">
            <text:p>0,07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2*PI()*[.A16]" office:value-type="float" office:value="188495.559215388" calcext:value-type="float">
            <text:p>188495,559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380" calcext:value-type="float">
            <text:p>380</text:p>
          </table:table-cell>
          <table:table-cell table:formula="of:=-([.G16]*10^(-9))*[.A16]*2*PI()" office:value-type="float" office:value="-0.0716283125018473" calcext:value-type="float">
            <text:p>-0,072</text:p>
          </table:table-cell>
          <table:table-cell table:formula="of:=-360*[.G16]/((1/[.A16])*10^9)" office:value-type="float" office:value="-4.104" calcext:value-type="float">
            <text:p>-4,10</text:p>
          </table:table-cell>
          <table:table-cell table:formula="of:=[.D16]/[.C16]" office:value-type="float" office:value="3.24516785350966" calcext:value-type="float">
            <text:p>3,25</text:p>
          </table:table-cell>
          <table:table-cell table:formula="of:=20*LOG([.J16])" office:value-type="float" office:value="10.2247433045009" calcext:value-type="float">
            <text:p>10,22</text:p>
          </table:table-cell>
          <table:table-cell table:formula="of:=[.F16]/[.E16]" office:value-type="float" office:value="3.26530612244898" calcext:value-type="float">
            <text:p>3,27</text:p>
          </table:table-cell>
          <table:table-cell table:formula="of:=20*LOG([.L16])" office:value-type="float" office:value="10.2784780525482" calcext:value-type="float">
            <text:p>10,28</text:p>
          </table:table-cell>
          <table:table-cell table:formula="of:=MAX([.$J$2:.$J$29])-[.J16]" office:value-type="float" office:value="0.091556459816891" calcext:value-type="float">
            <text:p>0,09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2*PI()*[.A17]" office:value-type="float" office:value="251327.412287183" calcext:value-type="float">
            <text:p>251327,412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385" calcext:value-type="float">
            <text:p>385</text:p>
          </table:table-cell>
          <table:table-cell table:formula="of:=-([.G17]*10^(-9))*[.A17]*2*PI()" office:value-type="float" office:value="-0.0967610537305656" calcext:value-type="float">
            <text:p>-0,097</text:p>
          </table:table-cell>
          <table:table-cell table:formula="of:=-360*[.G17]/((1/[.A17])*10^9)" office:value-type="float" office:value="-5.544" calcext:value-type="float">
            <text:p>-5,54</text:p>
          </table:table-cell>
          <table:table-cell table:formula="of:=[.D17]/[.C17]" office:value-type="float" office:value="3.24516785350966" calcext:value-type="float">
            <text:p>3,25</text:p>
          </table:table-cell>
          <table:table-cell table:formula="of:=20*LOG([.J17])" office:value-type="float" office:value="10.2247433045009" calcext:value-type="float">
            <text:p>10,22</text:p>
          </table:table-cell>
          <table:table-cell table:formula="of:=[.F17]/[.E17]" office:value-type="float" office:value="3.26530612244898" calcext:value-type="float">
            <text:p>3,27</text:p>
          </table:table-cell>
          <table:table-cell table:formula="of:=20*LOG([.L17])" office:value-type="float" office:value="10.2784780525482" calcext:value-type="float">
            <text:p>10,28</text:p>
          </table:table-cell>
          <table:table-cell table:formula="of:=MAX([.$J$2:.$J$29])-[.J17]" office:value-type="float" office:value="0.091556459816891" calcext:value-type="float">
            <text:p>0,09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2*PI()*[.A18]" office:value-type="float" office:value="314159.265358979" calcext:value-type="float">
            <text:p>314159,265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395" calcext:value-type="float">
            <text:p>395</text:p>
          </table:table-cell>
          <table:table-cell table:formula="of:=-([.G18]*10^(-9))*[.A18]*2*PI()" office:value-type="float" office:value="-0.124092909816797" calcext:value-type="float">
            <text:p>-0,124</text:p>
          </table:table-cell>
          <table:table-cell table:formula="of:=-360*[.G18]/((1/[.A18])*10^9)" office:value-type="float" office:value="-7.11" calcext:value-type="float">
            <text:p>-7,11</text:p>
          </table:table-cell>
          <table:table-cell table:formula="of:=[.D18]/[.C18]" office:value-type="float" office:value="3.24516785350966" calcext:value-type="float">
            <text:p>3,25</text:p>
          </table:table-cell>
          <table:table-cell table:formula="of:=20*LOG([.J18])" office:value-type="float" office:value="10.2247433045009" calcext:value-type="float">
            <text:p>10,22</text:p>
          </table:table-cell>
          <table:table-cell table:formula="of:=[.F18]/[.E18]" office:value-type="float" office:value="3.26530612244898" calcext:value-type="float">
            <text:p>3,27</text:p>
          </table:table-cell>
          <table:table-cell table:formula="of:=20*LOG([.L18])" office:value-type="float" office:value="10.2784780525482" calcext:value-type="float">
            <text:p>10,28</text:p>
          </table:table-cell>
          <table:table-cell table:formula="of:=MAX([.$J$2:.$J$29])-[.J18]" office:value-type="float" office:value="0.091556459816891" calcext:value-type="float">
            <text:p>0,09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2*PI()*[.A19]" office:value-type="float" office:value="376991.118430775" calcext:value-type="float">
            <text:p>376991,118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15" calcext:value-type="float">
            <text:p>415</text:p>
          </table:table-cell>
          <table:table-cell table:formula="of:=-([.G19]*10^(-9))*[.A19]*2*PI()" office:value-type="float" office:value="-0.156451314148772" calcext:value-type="float">
            <text:p>-0,156</text:p>
          </table:table-cell>
          <table:table-cell table:formula="of:=-360*[.G19]/((1/[.A19])*10^9)" office:value-type="float" office:value="-8.964" calcext:value-type="float">
            <text:p>-8,96</text:p>
          </table:table-cell>
          <table:table-cell table:formula="of:=[.D19]/[.C19]" office:value-type="float" office:value="3.24516785350966" calcext:value-type="float">
            <text:p>3,25</text:p>
          </table:table-cell>
          <table:table-cell table:formula="of:=20*LOG([.J19])" office:value-type="float" office:value="10.2247433045009" calcext:value-type="float">
            <text:p>10,22</text:p>
          </table:table-cell>
          <table:table-cell table:formula="of:=[.F19]/[.E19]" office:value-type="float" office:value="3.26530612244898" calcext:value-type="float">
            <text:p>3,27</text:p>
          </table:table-cell>
          <table:table-cell table:formula="of:=20*LOG([.L19])" office:value-type="float" office:value="10.2784780525482" calcext:value-type="float">
            <text:p>10,28</text:p>
          </table:table-cell>
          <table:table-cell table:formula="of:=MAX([.$J$2:.$J$29])-[.J19]" office:value-type="float" office:value="0.091556459816891" calcext:value-type="float">
            <text:p>0,09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formula="of:=2*PI()*[.A20]" office:value-type="float" office:value="439822.971502571" calcext:value-type="float">
            <text:p>439822,972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10" calcext:value-type="float">
            <text:p>1110</text:p>
          </table:table-cell>
          <table:table-cell office:value-type="float" office:value="450" calcext:value-type="float">
            <text:p>450</text:p>
          </table:table-cell>
          <table:table-cell table:formula="of:=-([.G20]*10^(-9))*[.A20]*2*PI()" office:value-type="float" office:value="-0.197920337176157" calcext:value-type="float">
            <text:p>-0,198</text:p>
          </table:table-cell>
          <table:table-cell table:formula="of:=-360*[.G20]/((1/[.A20])*10^9)" office:value-type="float" office:value="-11.34" calcext:value-type="float">
            <text:p>-11,34</text:p>
          </table:table-cell>
          <table:table-cell table:formula="of:=[.D20]/[.C20]" office:value-type="float" office:value="3.24516785350966" calcext:value-type="float">
            <text:p>3,25</text:p>
          </table:table-cell>
          <table:table-cell table:formula="of:=20*LOG([.J20])" office:value-type="float" office:value="10.2247433045009" calcext:value-type="float">
            <text:p>10,22</text:p>
          </table:table-cell>
          <table:table-cell table:formula="of:=[.F20]/[.E20]" office:value-type="float" office:value="3.23615160349854" calcext:value-type="float">
            <text:p>3,24</text:p>
          </table:table-cell>
          <table:table-cell table:formula="of:=20*LOG([.L20])" office:value-type="float" office:value="10.2005771748777" calcext:value-type="float">
            <text:p>10,20</text:p>
          </table:table-cell>
          <table:table-cell table:formula="of:=MAX([.$J$2:.$J$29])-[.J20]" office:value-type="float" office:value="0.091556459816891" calcext:value-type="float">
            <text:p>0,09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2*PI()*[.A21]" office:value-type="float" office:value="502654.824574367" calcext:value-type="float">
            <text:p>502654,825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10" calcext:value-type="float">
            <text:p>1110</text:p>
          </table:table-cell>
          <table:table-cell office:value-type="float" office:value="490" calcext:value-type="float">
            <text:p>490</text:p>
          </table:table-cell>
          <table:table-cell table:formula="of:=-([.G21]*10^(-9))*[.A21]*2*PI()" office:value-type="float" office:value="-0.24630086404144" calcext:value-type="float">
            <text:p>-0,246</text:p>
          </table:table-cell>
          <table:table-cell table:formula="of:=-360*[.G21]/((1/[.A21])*10^9)" office:value-type="float" office:value="-14.112" calcext:value-type="float">
            <text:p>-14,11</text:p>
          </table:table-cell>
          <table:table-cell table:formula="of:=[.D21]/[.C21]" office:value-type="float" office:value="3.24516785350966" calcext:value-type="float">
            <text:p>3,25</text:p>
          </table:table-cell>
          <table:table-cell table:formula="of:=20*LOG([.J21])" office:value-type="float" office:value="10.2247433045009" calcext:value-type="float">
            <text:p>10,22</text:p>
          </table:table-cell>
          <table:table-cell table:formula="of:=[.F21]/[.E21]" office:value-type="float" office:value="3.23615160349854" calcext:value-type="float">
            <text:p>3,24</text:p>
          </table:table-cell>
          <table:table-cell table:formula="of:=20*LOG([.L21])" office:value-type="float" office:value="10.2005771748777" calcext:value-type="float">
            <text:p>10,20</text:p>
          </table:table-cell>
          <table:table-cell table:formula="of:=MAX([.$J$2:.$J$29])-[.J21]" office:value-type="float" office:value="0.091556459816891" calcext:value-type="float">
            <text:p>0,09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formula="of:=2*PI()*[.A22]" office:value-type="float" office:value="565486.677646163" calcext:value-type="float">
            <text:p>565486,678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10" calcext:value-type="float">
            <text:p>1110</text:p>
          </table:table-cell>
          <table:table-cell office:value-type="float" office:value="555" calcext:value-type="float">
            <text:p>555</text:p>
          </table:table-cell>
          <table:table-cell table:formula="of:=-([.G22]*10^(-9))*[.A22]*2*PI()" office:value-type="float" office:value="-0.31384510609362" calcext:value-type="float">
            <text:p>-0,314</text:p>
          </table:table-cell>
          <table:table-cell table:formula="of:=-360*[.G22]/((1/[.A22])*10^9)" office:value-type="float" office:value="-17.982" calcext:value-type="float">
            <text:p>-17,98</text:p>
          </table:table-cell>
          <table:table-cell table:formula="of:=[.D22]/[.C22]" office:value-type="float" office:value="3.24516785350966" calcext:value-type="float">
            <text:p>3,25</text:p>
          </table:table-cell>
          <table:table-cell table:formula="of:=20*LOG([.J22])" office:value-type="float" office:value="10.2247433045009" calcext:value-type="float">
            <text:p>10,22</text:p>
          </table:table-cell>
          <table:table-cell table:formula="of:=[.F22]/[.E22]" office:value-type="float" office:value="3.23615160349854" calcext:value-type="float">
            <text:p>3,24</text:p>
          </table:table-cell>
          <table:table-cell table:formula="of:=20*LOG([.L22])" office:value-type="float" office:value="10.2005771748777" calcext:value-type="float">
            <text:p>10,20</text:p>
          </table:table-cell>
          <table:table-cell table:formula="of:=MAX([.$J$2:.$J$29])-[.J22]" office:value-type="float" office:value="0.091556459816891" calcext:value-type="float">
            <text:p>0,09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2*PI()*[.A23]" office:value-type="float" office:value="628318.530717959" calcext:value-type="float">
            <text:p>628318,531</text:p>
          </table:table-cell>
          <table:table-cell office:value-type="float" office:value="983" calcext:value-type="float">
            <text:p>983</text:p>
          </table:table-cell>
          <table:table-cell office:value-type="float" office:value="3150" calcext:value-type="float">
            <text:p>3150</text:p>
          </table:table-cell>
          <table:table-cell office:value-type="float" office:value="343" calcext:value-type="float">
            <text:p>343</text:p>
          </table:table-cell>
          <table:table-cell office:value-type="float" office:value="1050" calcext:value-type="float">
            <text:p>1050</text:p>
          </table:table-cell>
          <table:table-cell office:value-type="float" office:value="620" calcext:value-type="float">
            <text:p>620</text:p>
          </table:table-cell>
          <table:table-cell table:formula="of:=-([.G23]*10^(-9))*[.A23]*2*PI()" office:value-type="float" office:value="-0.389557489045134" calcext:value-type="float">
            <text:p>-0,390</text:p>
          </table:table-cell>
          <table:table-cell table:formula="of:=-360*[.G23]/((1/[.A23])*10^9)" office:value-type="float" office:value="-22.32" calcext:value-type="float">
            <text:p>-22,32</text:p>
          </table:table-cell>
          <table:table-cell table:formula="of:=[.D23]/[.C23]" office:value-type="float" office:value="3.20447609359105" calcext:value-type="float">
            <text:p>3,20</text:p>
          </table:table-cell>
          <table:table-cell table:formula="of:=20*LOG([.J23])" office:value-type="float" office:value="10.1151407191493" calcext:value-type="float">
            <text:p>10,12</text:p>
          </table:table-cell>
          <table:table-cell table:formula="of:=[.F23]/[.E23]" office:value-type="float" office:value="3.06122448979592" calcext:value-type="float">
            <text:p>3,06</text:p>
          </table:table-cell>
          <table:table-cell table:formula="of:=20*LOG([.L23])" office:value-type="float" office:value="9.71790358054335" calcext:value-type="float">
            <text:p>9,72</text:p>
          </table:table-cell>
          <table:table-cell table:formula="of:=MAX([.$J$2:.$J$29])-[.J23]" office:value-type="float" office:value="0.132248219735501" calcext:value-type="float">
            <text:p>0,132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table:formula="of:=2*PI()*[.A24]" office:value-type="float" office:value="785398.163397448" calcext:value-type="float">
            <text:p>785398,163</text:p>
          </table:table-cell>
          <table:table-cell office:value-type="float" office:value="983" calcext:value-type="float">
            <text:p>983</text:p>
          </table:table-cell>
          <table:table-cell office:value-type="float" office:value="2840" calcext:value-type="float">
            <text:p>2840</text:p>
          </table:table-cell>
          <table:table-cell office:value-type="float" office:value="343" calcext:value-type="float">
            <text:p>343</text:p>
          </table:table-cell>
          <table:table-cell office:value-type="float" office:value="915" calcext:value-type="float">
            <text:p>915</text:p>
          </table:table-cell>
          <table:table-cell office:value-type="float" office:value="810" calcext:value-type="float">
            <text:p>810</text:p>
          </table:table-cell>
          <table:table-cell table:formula="of:=-([.G24]*10^(-9))*[.A24]*2*PI()" office:value-type="float" office:value="-0.636172512351933" calcext:value-type="float">
            <text:p>-0,636</text:p>
          </table:table-cell>
          <table:table-cell table:formula="of:=-360*[.G24]/((1/[.A24])*10^9)" office:value-type="float" office:value="-36.45" calcext:value-type="float">
            <text:p>-36,45</text:p>
          </table:table-cell>
          <table:table-cell table:formula="of:=[.D24]/[.C24]" office:value-type="float" office:value="2.88911495422177" calcext:value-type="float">
            <text:p>2,89</text:p>
          </table:table-cell>
          <table:table-cell table:formula="of:=20*LOG([.J24])" office:value-type="float" office:value="9.21529644429804" calcext:value-type="float">
            <text:p>9,22</text:p>
          </table:table-cell>
          <table:table-cell table:formula="of:=[.F24]/[.E24]" office:value-type="float" office:value="2.66763848396501" calcext:value-type="float">
            <text:p>2,67</text:p>
          </table:table-cell>
          <table:table-cell table:formula="of:=20*LOG([.L24])" office:value-type="float" office:value="8.52253948047355" calcext:value-type="float">
            <text:p>8,52</text:p>
          </table:table-cell>
          <table:table-cell table:formula="of:=MAX([.$J$2:.$J$29])-[.J24]" office:value-type="float" office:value="0.447609359104781" calcext:value-type="float">
            <text:p>0,44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table:formula="of:=2*PI()*[.A25]" office:value-type="float" office:value="942477.796076938" calcext:value-type="float">
            <text:p>942477,796</text:p>
          </table:table-cell>
          <table:table-cell office:value-type="float" office:value="983" calcext:value-type="float">
            <text:p>983</text:p>
          </table:table-cell>
          <table:table-cell office:value-type="float" office:value="2460" calcext:value-type="float">
            <text:p>2460</text:p>
          </table:table-cell>
          <table:table-cell office:value-type="float" office:value="343" calcext:value-type="float">
            <text:p>343</text:p>
          </table:table-cell>
          <table:table-cell office:value-type="float" office:value="777" calcext:value-type="float">
            <text:p>777</text:p>
          </table:table-cell>
          <table:table-cell office:value-type="float" office:value="880" calcext:value-type="float">
            <text:p>880</text:p>
          </table:table-cell>
          <table:table-cell table:formula="of:=-([.G25]*10^(-9))*[.A25]*2*PI()" office:value-type="float" office:value="-0.829380460547705" calcext:value-type="float">
            <text:p>-0,829</text:p>
          </table:table-cell>
          <table:table-cell table:formula="of:=-360*[.G25]/((1/[.A25])*10^9)" office:value-type="float" office:value="-47.52" calcext:value-type="float">
            <text:p>-47,52</text:p>
          </table:table-cell>
          <table:table-cell table:formula="of:=[.D25]/[.C25]" office:value-type="float" office:value="2.50254323499491" calcext:value-type="float">
            <text:p>2,50</text:p>
          </table:table-cell>
          <table:table-cell table:formula="of:=20*LOG([.J25])" office:value-type="float" office:value="7.96763178542487" calcext:value-type="float">
            <text:p>7,97</text:p>
          </table:table-cell>
          <table:table-cell table:formula="of:=[.F25]/[.E25]" office:value-type="float" office:value="2.26530612244898" calcext:value-type="float">
            <text:p>2,27</text:p>
          </table:table-cell>
          <table:table-cell table:formula="of:=20*LOG([.L25])" office:value-type="float" office:value="7.10253797516288" calcext:value-type="float">
            <text:p>7,10</text:p>
          </table:table-cell>
          <table:table-cell table:formula="of:=MAX([.$J$2:.$J$29])-[.J25]" office:value-type="float" office:value="0.834181078331641" calcext:value-type="float">
            <text:p>0,834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table:formula="of:=2*PI()*[.A26]" office:value-type="float" office:value="1099557.42875643" calcext:value-type="float">
            <text:p>1099557,429</text:p>
          </table:table-cell>
          <table:table-cell office:value-type="float" office:value="983" calcext:value-type="float">
            <text:p>983</text:p>
          </table:table-cell>
          <table:table-cell office:value-type="float" office:value="2190" calcext:value-type="float">
            <text:p>2190</text:p>
          </table:table-cell>
          <table:table-cell office:value-type="float" office:value="343" calcext:value-type="float">
            <text:p>343</text:p>
          </table:table-cell>
          <table:table-cell office:value-type="float" office:value="672" calcext:value-type="float">
            <text:p>672</text:p>
          </table:table-cell>
          <table:table-cell office:value-type="float" office:value="880" calcext:value-type="float">
            <text:p>880</text:p>
          </table:table-cell>
          <table:table-cell table:formula="of:=-([.G26]*10^(-9))*[.A26]*2*PI()" office:value-type="float" office:value="-0.967610537305656" calcext:value-type="float">
            <text:p>-0,968</text:p>
          </table:table-cell>
          <table:table-cell table:formula="of:=-360*[.G26]/((1/[.A26])*10^9)" office:value-type="float" office:value="-55.44" calcext:value-type="float">
            <text:p>-55,44</text:p>
          </table:table-cell>
          <table:table-cell table:formula="of:=[.D26]/[.C26]" office:value-type="float" office:value="2.22787385554425" calcext:value-type="float">
            <text:p>2,23</text:p>
          </table:table-cell>
          <table:table-cell table:formula="of:=20*LOG([.J26])" office:value-type="float" office:value="6.95781194015965" calcext:value-type="float">
            <text:p>6,96</text:p>
          </table:table-cell>
          <table:table-cell table:formula="of:=[.F26]/[.E26]" office:value-type="float" office:value="1.95918367346939" calcext:value-type="float">
            <text:p>1,96</text:p>
          </table:table-cell>
          <table:table-cell table:formula="of:=20*LOG([.L26])" office:value-type="float" office:value="5.8415030602211" calcext:value-type="float">
            <text:p>5,84</text:p>
          </table:table-cell>
          <table:table-cell table:formula="of:=MAX([.$J$2:.$J$29])-[.J26]" office:value-type="float" office:value="1.1088504577823" calcext:value-type="float">
            <text:p>1,10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2*PI()*[.A27]" office:value-type="float" office:value="1256637.06143592" calcext:value-type="float">
            <text:p>1256637,061</text:p>
          </table:table-cell>
          <table:table-cell office:value-type="float" office:value="983" calcext:value-type="float">
            <text:p>983</text:p>
          </table:table-cell>
          <table:table-cell office:value-type="float" office:value="1920" calcext:value-type="float">
            <text:p>1920</text:p>
          </table:table-cell>
          <table:table-cell office:value-type="float" office:value="343" calcext:value-type="float">
            <text:p>343</text:p>
          </table:table-cell>
          <table:table-cell office:value-type="float" office:value="592" calcext:value-type="float">
            <text:p>592</text:p>
          </table:table-cell>
          <table:table-cell office:value-type="float" office:value="845" calcext:value-type="float">
            <text:p>845</text:p>
          </table:table-cell>
          <table:table-cell table:formula="of:=-([.G27]*10^(-9))*[.A27]*2*PI()" office:value-type="float" office:value="-1.06185831691335" calcext:value-type="float">
            <text:p>-1,062</text:p>
          </table:table-cell>
          <table:table-cell table:formula="of:=-360*[.G27]/((1/[.A27])*10^9)" office:value-type="float" office:value="-60.84" calcext:value-type="float">
            <text:p>-60,84</text:p>
          </table:table-cell>
          <table:table-cell table:formula="of:=[.D27]/[.C27]" office:value-type="float" office:value="1.95320447609359" calcext:value-type="float">
            <text:p>1,95</text:p>
          </table:table-cell>
          <table:table-cell table:formula="of:=20*LOG([.J27])" office:value-type="float" office:value="5.81495421742828" calcext:value-type="float">
            <text:p>5,81</text:p>
          </table:table-cell>
          <table:table-cell table:formula="of:=[.F27]/[.E27]" office:value-type="float" office:value="1.72594752186589" calcext:value-type="float">
            <text:p>1,73</text:p>
          </table:table-cell>
          <table:table-cell table:formula="of:=20*LOG([.L27])" office:value-type="float" office:value="4.74055173360299" calcext:value-type="float">
            <text:p>4,74</text:p>
          </table:table-cell>
          <table:table-cell table:formula="of:=MAX([.$J$2:.$J$29])-[.J27]" office:value-type="float" office:value="1.38351983723296" calcext:value-type="float">
            <text:p>1,384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table:formula="of:=2*PI()*[.A28]" office:value-type="float" office:value="1413716.69411541" calcext:value-type="float">
            <text:p>1413716,694</text:p>
          </table:table-cell>
          <table:table-cell office:value-type="float" office:value="983" calcext:value-type="float">
            <text:p>983</text:p>
          </table:table-cell>
          <table:table-cell office:value-type="float" office:value="1700" calcext:value-type="float">
            <text:p>1700</text:p>
          </table:table-cell>
          <table:table-cell office:value-type="float" office:value="343" calcext:value-type="float">
            <text:p>343</text:p>
          </table:table-cell>
          <table:table-cell office:value-type="float" office:value="528" calcext:value-type="float">
            <text:p>528</text:p>
          </table:table-cell>
          <table:table-cell office:value-type="float" office:value="805" calcext:value-type="float">
            <text:p>805</text:p>
          </table:table-cell>
          <table:table-cell table:formula="of:=-([.G28]*10^(-9))*[.A28]*2*PI()" office:value-type="float" office:value="-1.1380419387629" calcext:value-type="float">
            <text:p>-1,138</text:p>
          </table:table-cell>
          <table:table-cell table:formula="of:=-360*[.G28]/((1/[.A28])*10^9)" office:value-type="float" office:value="-65.205" calcext:value-type="float">
            <text:p>-65,21</text:p>
          </table:table-cell>
          <table:table-cell table:formula="of:=[.D28]/[.C28]" office:value-type="float" office:value="1.7293997965412" calcext:value-type="float">
            <text:p>1,73</text:p>
          </table:table-cell>
          <table:table-cell table:formula="of:=20*LOG([.J28])" office:value-type="float" office:value="4.75790807092277" calcext:value-type="float">
            <text:p>4,76</text:p>
          </table:table-cell>
          <table:table-cell table:formula="of:=[.F28]/[.E28]" office:value-type="float" office:value="1.53935860058309" calcext:value-type="float">
            <text:p>1,54</text:p>
          </table:table-cell>
          <table:table-cell table:formula="of:=20*LOG([.L28])" office:value-type="float" office:value="3.74679604982084" calcext:value-type="float">
            <text:p>3,75</text:p>
          </table:table-cell>
          <table:table-cell table:formula="of:=MAX([.$J$2:.$J$29])-[.J28]" office:value-type="float" office:value="1.60732451678535" calcext:value-type="float">
            <text:p>1,607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table:formula="of:=2*PI()*[.A29]" office:value-type="float" office:value="1570796.3267949" calcext:value-type="float">
            <text:p>1570796,327</text:p>
          </table:table-cell>
          <table:table-cell office:value-type="float" office:value="983" calcext:value-type="float">
            <text:p>983</text:p>
          </table:table-cell>
          <table:table-cell office:value-type="float" office:value="1550" calcext:value-type="float">
            <text:p>1550</text:p>
          </table:table-cell>
          <table:table-cell office:value-type="float" office:value="343" calcext:value-type="float">
            <text:p>343</text:p>
          </table:table-cell>
          <table:table-cell office:value-type="float" office:value="477" calcext:value-type="float">
            <text:p>477</text:p>
          </table:table-cell>
          <table:table-cell office:value-type="float" office:value="765" calcext:value-type="float">
            <text:p>765</text:p>
          </table:table-cell>
          <table:table-cell table:formula="of:=-([.G29]*10^(-9))*[.A29]*2*PI()" office:value-type="float" office:value="-1.2016591899981" calcext:value-type="float">
            <text:p>-1,202</text:p>
          </table:table-cell>
          <table:table-cell table:formula="of:=-360*[.G29]/((1/[.A29])*10^9)" office:value-type="float" office:value="-68.85" calcext:value-type="float">
            <text:p>-68,85</text:p>
          </table:table-cell>
          <table:table-cell table:formula="of:=[.D29]/[.C29]" office:value-type="float" office:value="1.57680569684639" calcext:value-type="float">
            <text:p>1,58</text:p>
          </table:table-cell>
          <table:table-cell table:formula="of:=20*LOG([.J29])" office:value-type="float" office:value="3.95556360676312" calcext:value-type="float">
            <text:p>3,96</text:p>
          </table:table-cell>
          <table:table-cell table:formula="of:=[.F29]/[.E29]" office:value-type="float" office:value="1.39067055393586" calcext:value-type="float">
            <text:p>1,39</text:p>
          </table:table-cell>
          <table:table-cell table:formula="of:=20*LOG([.L29])" office:value-type="float" office:value="2.86448517994687" calcext:value-type="float">
            <text:p>2,86</text:p>
          </table:table-cell>
          <table:table-cell table:formula="of:=MAX([.$J$2:.$J$29])-[.J29]" office:value-type="float" office:value="1.75991861648016" calcext:value-type="float">
            <text:p>1,760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</table:table-row>
      </table:table>
      <table:table table:name="old" table:style-name="ta1">
        <table:table-column table:style-name="co1" table:number-columns-repeated="4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t [ns]</text:p>
          </table:table-cell>
          <table:table-cell table:style-name="ce7" office:value-type="string" calcext:value-type="string" table:number-columns-spanned="3" table:number-rows-spanned="1">
            <text:p>vpp</text:p>
          </table:table-cell>
          <table:covered-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dt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ra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1.01" calcext:value-type="float">
            <text:p>1,01</text:p>
          </table:table-cell>
          <table:table-cell table:style-name="ce2"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table:formula="of:=-360*[.D3]/((1/[.A3])*10^9)" office:value-type="float" office:value="-0" calcext:value-type="float">
            <text:p>0,00</text:p>
          </table:table-cell>
          <table:table-cell table:formula="of:=[.C3]/[.B3]" office:value-type="float" office:value="3.16831683168317" calcext:value-type="float">
            <text:p>3,17</text:p>
          </table:table-cell>
          <table:table-cell table:formula="of:=20*LOG([.F3])" office:value-type="float" office:value="10.0165720907453" calcext:value-type="float">
            <text:p>10,02</text:p>
          </table:table-cell>
          <table:table-cell table:formula="of:=RADIANS([.E3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table:formula="of:=-360*[.D4]/((1/[.A4])*10^9)" office:value-type="float" office:value="-0" calcext:value-type="float">
            <text:p>0,00</text:p>
          </table:table-cell>
          <table:table-cell table:formula="of:=[.C4]/[.B4]" office:value-type="float" office:value="3.14" calcext:value-type="float">
            <text:p>3,14</text:p>
          </table:table-cell>
          <table:table-cell table:formula="of:=20*LOG([.F4])" office:value-type="float" office:value="9.9385929614643" calcext:value-type="float">
            <text:p>9,94</text:p>
          </table:table-cell>
          <table:table-cell table:formula="of:=RADIANS([.E4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table:formula="of:=-360*[.D5]/((1/[.A5])*10^9)" office:value-type="float" office:value="-0" calcext:value-type="float">
            <text:p>0,00</text:p>
          </table:table-cell>
          <table:table-cell table:formula="of:=[.C5]/[.B5]" office:value-type="float" office:value="3.14" calcext:value-type="float">
            <text:p>3,14</text:p>
          </table:table-cell>
          <table:table-cell table:formula="of:=20*LOG([.F5])" office:value-type="float" office:value="9.9385929614643" calcext:value-type="float">
            <text:p>9,94</text:p>
          </table:table-cell>
          <table:table-cell table:formula="of:=RADIANS([.E5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2" calcext:value-type="float">
            <text:p>0,992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table:formula="of:=-360*[.D6]/((1/[.A6])*10^9)" office:value-type="float" office:value="-0" calcext:value-type="float">
            <text:p>0,00</text:p>
          </table:table-cell>
          <table:table-cell table:formula="of:=[.C6]/[.B6]" office:value-type="float" office:value="3.16532258064516" calcext:value-type="float">
            <text:p>3,17</text:p>
          </table:table-cell>
          <table:table-cell table:formula="of:=20*LOG([.F6])" office:value-type="float" office:value="10.0083595183807" calcext:value-type="float">
            <text:p>10,01</text:p>
          </table:table-cell>
          <table:table-cell table:formula="of:=RADIANS([.E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92" calcext:value-type="float">
            <text:p>0,992</text:p>
          </table:table-cell>
          <table:table-cell office:value-type="float" office:value="3.13" calcext:value-type="float">
            <text:p>3,13</text:p>
          </table:table-cell>
          <table:table-cell office:value-type="float" office:value="0" calcext:value-type="float">
            <text:p>0</text:p>
          </table:table-cell>
          <table:table-cell table:formula="of:=-360*[.D7]/((1/[.A7])*10^9)" office:value-type="float" office:value="-0" calcext:value-type="float">
            <text:p>0,00</text:p>
          </table:table-cell>
          <table:table-cell table:formula="of:=[.C7]/[.B7]" office:value-type="float" office:value="3.15524193548387" calcext:value-type="float">
            <text:p>3,16</text:p>
          </table:table-cell>
          <table:table-cell table:formula="of:=20*LOG([.F7])" office:value-type="float" office:value="9.9806533078454" calcext:value-type="float">
            <text:p>9,98</text:p>
          </table:table-cell>
          <table:table-cell table:formula="of:=RADIANS([.E7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984" calcext:value-type="float">
            <text:p>0,984</text:p>
          </table:table-cell>
          <table:table-cell office:value-type="float" office:value="3.13" calcext:value-type="float">
            <text:p>3,13</text:p>
          </table:table-cell>
          <table:table-cell office:value-type="float" office:value="0" calcext:value-type="float">
            <text:p>0</text:p>
          </table:table-cell>
          <table:table-cell table:formula="of:=-360*[.D8]/((1/[.A8])*10^9)" office:value-type="float" office:value="-0" calcext:value-type="float">
            <text:p>0,00</text:p>
          </table:table-cell>
          <table:table-cell table:formula="of:=[.C8]/[.B8]" office:value-type="float" office:value="3.18089430894309" calcext:value-type="float">
            <text:p>3,18</text:p>
          </table:table-cell>
          <table:table-cell table:formula="of:=20*LOG([.F8])" office:value-type="float" office:value="10.0509847823021" calcext:value-type="float">
            <text:p>10,05</text:p>
          </table:table-cell>
          <table:table-cell table:formula="of:=RADIANS([.E8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984" calcext:value-type="float">
            <text:p>0,984</text:p>
          </table:table-cell>
          <table:table-cell office:value-type="float" office:value="3.13" calcext:value-type="float">
            <text:p>3,13</text:p>
          </table:table-cell>
          <table:table-cell office:value-type="float" office:value="0" calcext:value-type="float">
            <text:p>0</text:p>
          </table:table-cell>
          <table:table-cell table:formula="of:=-360*[.D9]/((1/[.A9])*10^9)" office:value-type="float" office:value="-0" calcext:value-type="float">
            <text:p>0,00</text:p>
          </table:table-cell>
          <table:table-cell table:formula="of:=[.C9]/[.B9]" office:value-type="float" office:value="3.18089430894309" calcext:value-type="float">
            <text:p>3,18</text:p>
          </table:table-cell>
          <table:table-cell table:formula="of:=20*LOG([.F9])" office:value-type="float" office:value="10.0509847823021" calcext:value-type="float">
            <text:p>10,05</text:p>
          </table:table-cell>
          <table:table-cell table:formula="of:=RADIANS([.E9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3.1" calcext:value-type="float">
            <text:p>3,1</text:p>
          </table:table-cell>
          <table:table-cell office:value-type="float" office:value="320" calcext:value-type="float">
            <text:p>320</text:p>
          </table:table-cell>
          <table:table-cell table:formula="of:=-360*[.D10]/((1/[.A10])*10^9)" office:value-type="float" office:value="-3.456" calcext:value-type="float">
            <text:p>-3,46</text:p>
          </table:table-cell>
          <table:table-cell table:formula="of:=[.C10]/[.B10]" office:value-type="float" office:value="3.17622950819672" calcext:value-type="float">
            <text:p>3,18</text:p>
          </table:table-cell>
          <table:table-cell table:formula="of:=20*LOG([.F10])" office:value-type="float" office:value="10.0382375233516" calcext:value-type="float">
            <text:p>10,04</text:p>
          </table:table-cell>
          <table:table-cell table:formula="of:=RADIANS([.E10])" office:value-type="float" office:value="-0.060318578948924" calcext:value-type="float">
            <text:p>-0,06031857894892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3.1" calcext:value-type="float">
            <text:p>3,1</text:p>
          </table:table-cell>
          <table:table-cell office:value-type="float" office:value="400" calcext:value-type="float">
            <text:p>400</text:p>
          </table:table-cell>
          <table:table-cell table:formula="of:=-360*[.D11]/((1/[.A11])*10^9)" office:value-type="float" office:value="-8.64" calcext:value-type="float">
            <text:p>-8,64</text:p>
          </table:table-cell>
          <table:table-cell table:formula="of:=[.C11]/[.B11]" office:value-type="float" office:value="3.17622950819672" calcext:value-type="float">
            <text:p>3,18</text:p>
          </table:table-cell>
          <table:table-cell table:formula="of:=20*LOG([.F11])" office:value-type="float" office:value="10.0382375233516" calcext:value-type="float">
            <text:p>10,04</text:p>
          </table:table-cell>
          <table:table-cell table:formula="of:=RADIANS([.E11])" office:value-type="float" office:value="-0.15079644737231" calcext:value-type="float">
            <text:p>-0,1507964473723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3.04" calcext:value-type="float">
            <text:p>3,04</text:p>
          </table:table-cell>
          <table:table-cell office:value-type="float" office:value="620" calcext:value-type="float">
            <text:p>620</text:p>
          </table:table-cell>
          <table:table-cell table:formula="of:=-360*[.D12]/((1/[.A12])*10^9)" office:value-type="float" office:value="-22.32" calcext:value-type="float">
            <text:p>-22,32</text:p>
          </table:table-cell>
          <table:table-cell table:formula="of:=[.C12]/[.B12]" office:value-type="float" office:value="3.11475409836066" calcext:value-type="float">
            <text:p>3,11</text:p>
          </table:table-cell>
          <table:table-cell table:formula="of:=20*LOG([.F12])" office:value-type="float" office:value="9.86847531884124" calcext:value-type="float">
            <text:p>9,87</text:p>
          </table:table-cell>
          <table:table-cell table:formula="of:=RADIANS([.E12])" office:value-type="float" office:value="-0.389557489045134" calcext:value-type="float">
            <text:p>-0,389557489045134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976" calcext:value-type="float">
            <text:p>0,976</text:p>
          </table:table-cell>
          <table:table-cell office:value-type="float" office:value="2.74" calcext:value-type="float">
            <text:p>2,74</text:p>
          </table:table-cell>
          <table:table-cell office:value-type="float" office:value="840" calcext:value-type="float">
            <text:p>840</text:p>
          </table:table-cell>
          <table:table-cell table:formula="of:=-360*[.D13]/((1/[.A13])*10^9)" office:value-type="float" office:value="-37.8" calcext:value-type="float">
            <text:p>-37,80</text:p>
          </table:table-cell>
          <table:table-cell table:formula="of:=[.C13]/[.B13]" office:value-type="float" office:value="2.80737704918033" calcext:value-type="float">
            <text:p>2,81</text:p>
          </table:table-cell>
          <table:table-cell table:formula="of:=20*LOG([.F13])" office:value-type="float" office:value="8.96601490307392" calcext:value-type="float">
            <text:p>8,97</text:p>
          </table:table-cell>
          <table:table-cell table:formula="of:=RADIANS([.E13])" office:value-type="float" office:value="-0.659734457253857" calcext:value-type="float">
            <text:p>-0,65973445725385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2.36" calcext:value-type="float">
            <text:p>2,36</text:p>
          </table:table-cell>
          <table:table-cell office:value-type="float" office:value="900" calcext:value-type="float">
            <text:p>900</text:p>
          </table:table-cell>
          <table:table-cell table:formula="of:=-360*[.D14]/((1/[.A14])*10^9)" office:value-type="float" office:value="-48.6" calcext:value-type="float">
            <text:p>-48,60</text:p>
          </table:table-cell>
          <table:table-cell table:formula="of:=[.C14]/[.B14]" office:value-type="float" office:value="2.41803278688525" calcext:value-type="float">
            <text:p>2,42</text:p>
          </table:table-cell>
          <table:table-cell table:formula="of:=20*LOG([.F14])" office:value-type="float" office:value="7.6692437060683" calcext:value-type="float">
            <text:p>7,67</text:p>
          </table:table-cell>
          <table:table-cell table:formula="of:=RADIANS([.E14])" office:value-type="float" office:value="-0.848230016469244" calcext:value-type="float">
            <text:p>-0,848230016469244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0.976" calcext:value-type="float">
            <text:p>0,976</text:p>
          </table:table-cell>
          <table:table-cell office:value-type="float" office:value="2.06" calcext:value-type="float">
            <text:p>2,06</text:p>
          </table:table-cell>
          <table:table-cell office:value-type="float" office:value="910" calcext:value-type="float">
            <text:p>910</text:p>
          </table:table-cell>
          <table:table-cell table:formula="of:=-360*[.D15]/((1/[.A15])*10^9)" office:value-type="float" office:value="-57.33" calcext:value-type="float">
            <text:p>-57,33</text:p>
          </table:table-cell>
          <table:table-cell table:formula="of:=[.C15]/[.B15]" office:value-type="float" office:value="2.11065573770492" calcext:value-type="float">
            <text:p>2,11</text:p>
          </table:table-cell>
          <table:table-cell table:formula="of:=20*LOG([.F15])" office:value-type="float" office:value="6.48834805404923" calcext:value-type="float">
            <text:p>6,49</text:p>
          </table:table-cell>
          <table:table-cell table:formula="of:=RADIANS([.E15])" office:value-type="float" office:value="-1.00059726016835" calcext:value-type="float">
            <text:p>-1,0005972601683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1.81" calcext:value-type="float">
            <text:p>1,81</text:p>
          </table:table-cell>
          <table:table-cell office:value-type="float" office:value="900" calcext:value-type="float">
            <text:p>900</text:p>
          </table:table-cell>
          <table:table-cell table:formula="of:=-360*[.D16]/((1/[.A16])*10^9)" office:value-type="float" office:value="-64.8" calcext:value-type="float">
            <text:p>-64,80</text:p>
          </table:table-cell>
          <table:table-cell table:formula="of:=[.C16]/[.B16]" office:value-type="float" office:value="1.85450819672131" calcext:value-type="float">
            <text:p>1,85</text:p>
          </table:table-cell>
          <table:table-cell table:formula="of:=20*LOG([.F16])" office:value-type="float" office:value="5.36457514404985" calcext:value-type="float">
            <text:p>5,36</text:p>
          </table:table-cell>
          <table:table-cell table:formula="of:=RADIANS([.E16])" office:value-type="float" office:value="-1.13097335529233" calcext:value-type="float">
            <text:p>-1,13097335529233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0.976" calcext:value-type="float">
            <text:p>0,976</text:p>
          </table:table-cell>
          <table:table-cell office:value-type="float" office:value="1.62" calcext:value-type="float">
            <text:p>1,62</text:p>
          </table:table-cell>
          <table:table-cell office:value-type="float" office:value="850" calcext:value-type="float">
            <text:p>850</text:p>
          </table:table-cell>
          <table:table-cell table:formula="of:=-360*[.D17]/((1/[.A17])*10^9)" office:value-type="float" office:value="-68.85" calcext:value-type="float">
            <text:p>-68,85</text:p>
          </table:table-cell>
          <table:table-cell table:formula="of:=[.C17]/[.B17]" office:value-type="float" office:value="1.65983606557377" calcext:value-type="float">
            <text:p>1,66</text:p>
          </table:table-cell>
          <table:table-cell table:formula="of:=20*LOG([.F17])" office:value-type="float" office:value="4.40130393751878" calcext:value-type="float">
            <text:p>4,40</text:p>
          </table:table-cell>
          <table:table-cell table:formula="of:=RADIANS([.E17])" office:value-type="float" office:value="-1.2016591899981" calcext:value-type="float">
            <text:p>-1,2016591899981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1.46" calcext:value-type="float">
            <text:p>1,46</text:p>
          </table:table-cell>
          <table:table-cell office:value-type="float" office:value="810" calcext:value-type="float">
            <text:p>810</text:p>
          </table:table-cell>
          <table:table-cell table:formula="of:=-360*[.D18]/((1/[.A18])*10^9)" office:value-type="float" office:value="-72.9" calcext:value-type="float">
            <text:p>-72,90</text:p>
          </table:table-cell>
          <table:table-cell table:formula="of:=[.C18]/[.B18]" office:value-type="float" office:value="1.49590163934426" calcext:value-type="float">
            <text:p>1,50</text:p>
          </table:table-cell>
          <table:table-cell table:formula="of:=20*LOG([.F18])" office:value-type="float" office:value="3.49806076235491" calcext:value-type="float">
            <text:p>3,50</text:p>
          </table:table-cell>
          <table:table-cell table:formula="of:=RADIANS([.E18])" office:value-type="float" office:value="-1.27234502470387" calcext:value-type="float">
            <text:p>-1,27234502470387</text:p>
          </table:table-cell>
        </table:table-row>
      </table:table>
      <table:table table:name="plot" table:style-name="ta1">
        <table:shapes>
          <draw:frame draw:z-index="0" draw:style-name="gr1" draw:text-style-name="P1" svg:width="27.005cm" svg:height="15.189cm" svg:x="0cm" svg:y="0cm">
            <draw:object draw:notify-on-update-of-ranges="data.A2:data.A29 data.A2:data.A29 data.H1:data.H1 data.H2:data.H29 old.A3:old.A18 old.H3:old.H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.443cm" svg:height="16.561cm" svg:x="0cm" svg:y="15.002cm">
            <draw:object draw:notify-on-update-of-ranges="data.A2:data.A29 data.J1:data.J1 data.J2:data.J29 data.A2:data.A29 data.L1:data.L1 data.L2:data.L29 old.A3:old.A18 old.F2:old.F2 old.F3:old.F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.359cm" svg:y="32.614cm">
            <draw:object draw:notify-on-update-of-ranges="data.A2:data.A29 data.N2:data.N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15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3:46:13.353147998</meta:creation-date>
    <dc:date>2023-06-13T22:06:02.700434623</dc:date>
    <meta:editing-duration>PT2H30M16S</meta:editing-duration>
    <meta:editing-cycles>11</meta:editing-cycles>
    <meta:generator>LibreOffice/7.4.5.1$Linux_X86_64 LibreOffice_project/40$Build-1</meta:generator>
    <meta:document-statistic meta:table-count="3" meta:cell-count="543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8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5" chart:regression-force-intercept="tru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06cm" svg:height="15.19cm" xlink:href=".." xlink:type="simple" chart:class="chart:scatter" chart:column-mapping="0" chart:style-name="ch1">
        <chart:plot-area chart:style-name="ch2" table:cell-range-address="data.A2:data.A29 data.H1:data.H29 old.H3:old.H18" chart:data-source-has-labels="both" svg:x="0.54cm" svg:y="0.303cm" svg:width="25.926cm" svg:height="14.584cm">
          <chart:coordinate-region svg:x="1.373cm" svg:y="0.502cm" svg:width="24.443cm" svg:height="14.186cm"/>
          <chart:axis chart:dimension="x" chart:name="primary-x" chart:style-name="ch3" chartooo:axis-type="auto">
            <chart:categories table:cell-range-address="data.A2:data.A29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H2:data.H29" chart:label-cell-address="data.H1:data.H1" chart:class="chart:scatter">
            <chart:domain table:cell-range-address="data.A2:data.A29"/>
            <chart:regression-curve chart:style-name="ch7">
              <chart:equation chart:display-equation="true" chart:display-r-square="false" svg:x="1.55cm" svg:y="8.279cm"/>
            </chart:regression-curve>
            <chart:data-point chart:repeated="28"/>
          </chart:series>
          <chart:series chart:style-name="ch8" chart:values-cell-range-address="old.H3:old.H18" chart:class="chart:scatter">
            <chart:domain table:cell-range-address="old.A3:old.A1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rad</text:p>
                <draw:g>
                  <svg:desc>data.H1:data.H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data.A2:data.A29</svg:desc>
                </draw:g>
              </table:table-cell>
              <table:table-cell office:value-type="float" office:value="100">
                <text:p>100</text:p>
                <draw:g>
                  <svg:desc>data.A2:data.A29</svg:desc>
                </draw:g>
              </table:table-cell>
              <table:table-cell office:value-type="float" office:value="-0">
                <text:p>-0</text:p>
                <draw:g>
                  <svg:desc>data.H2:data.H29</svg:desc>
                </draw:g>
              </table:table-cell>
              <table:table-cell office:value-type="float" office:value="100">
                <text:p>100</text:p>
                <draw:g>
                  <svg:desc>old.A3:old.A18</svg:desc>
                </draw:g>
              </table:table-cell>
              <table:table-cell office:value-type="float" office:value="-0">
                <text:p>-0</text:p>
                <draw:g>
                  <svg:desc>old.H3:old.H18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-0">
                <text:p>-0</text:p>
              </table:table-cell>
              <table:table-cell office:value-type="float" office:value="300">
                <text:p>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-0">
                <text:p>-0</text:p>
              </table:table-cell>
              <table:table-cell office:value-type="float" office:value="600">
                <text:p>6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-0.00578053048260522">
                <text:p>-0.00578053048260522</text:p>
              </table:table-cell>
              <table:table-cell office:value-type="float" office:value="1000">
                <text:p>1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-0.0100530964914873">
                <text:p>-0.0100530964914873</text:p>
              </table:table-cell>
              <table:table-cell office:value-type="float" office:value="3000">
                <text:p>3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-0.0143256625003695">
                <text:p>-0.0143256625003695</text:p>
              </table:table-cell>
              <table:table-cell office:value-type="float" office:value="6000">
                <text:p>6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-0.0163362817986669">
                <text:p>-0.0163362817986669</text:p>
              </table:table-cell>
              <table:table-cell office:value-type="float" office:value="10000">
                <text:p>10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-0.0188495559215388">
                <text:p>-0.0188495559215388</text:p>
              </table:table-cell>
              <table:table-cell office:value-type="float" office:value="30000">
                <text:p>30000</text:p>
              </table:table-cell>
              <table:table-cell office:value-type="float" office:value="-0.060318578948924">
                <text:p>-0.06031857894892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-0.0214884937505542">
                <text:p>-0.0214884937505542</text:p>
              </table:table-cell>
              <table:table-cell office:value-type="float" office:value="60000">
                <text:p>60000</text:p>
              </table:table-cell>
              <table:table-cell office:value-type="float" office:value="-0.15079644737231">
                <text:p>-0.1507964473723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-0.0241902634326414">
                <text:p>-0.0241902634326414</text:p>
              </table:table-cell>
              <table:table-cell office:value-type="float" office:value="100000">
                <text:p>100000</text:p>
              </table:table-cell>
              <table:table-cell office:value-type="float" office:value="-0.389557489045134">
                <text:p>-0.38955748904513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-0.0296566346498877">
                <text:p>-0.0296566346498877</text:p>
              </table:table-cell>
              <table:table-cell office:value-type="float" office:value="125000">
                <text:p>125000</text:p>
              </table:table-cell>
              <table:table-cell office:value-type="float" office:value="-0.659734457253857">
                <text:p>-0.65973445725385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-0.0299707939152466">
                <text:p>-0.0299707939152466</text:p>
              </table:table-cell>
              <table:table-cell office:value-type="float" office:value="150000">
                <text:p>150000</text:p>
              </table:table-cell>
              <table:table-cell office:value-type="float" office:value="-0.848230016469244">
                <text:p>-0.8482300164692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-0.0317300858012569">
                <text:p>-0.0317300858012569</text:p>
              </table:table-cell>
              <table:table-cell office:value-type="float" office:value="175000">
                <text:p>175000</text:p>
              </table:table-cell>
              <table:table-cell office:value-type="float" office:value="-1.00059726016835">
                <text:p>-1.0005972601683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-0.0508938009881547">
                <text:p>-0.0508938009881547</text:p>
              </table:table-cell>
              <table:table-cell office:value-type="float" office:value="200000">
                <text:p>200000</text:p>
              </table:table-cell>
              <table:table-cell office:value-type="float" office:value="-1.13097335529233">
                <text:p>-1.1309733552923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-0.0716283125018473">
                <text:p>-0.0716283125018473</text:p>
              </table:table-cell>
              <table:table-cell office:value-type="float" office:value="225000">
                <text:p>225000</text:p>
              </table:table-cell>
              <table:table-cell office:value-type="float" office:value="-1.2016591899981">
                <text:p>-1.201659189998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-0.0967610537305656">
                <text:p>-0.0967610537305656</text:p>
              </table:table-cell>
              <table:table-cell office:value-type="float" office:value="250000">
                <text:p>250000</text:p>
              </table:table-cell>
              <table:table-cell office:value-type="float" office:value="-1.27234502470387">
                <text:p>-1.2723450247038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-0.124092909816797">
                <text:p>-0.124092909816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-0.156451314148772">
                <text:p>-0.15645131414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-0.197920337176157">
                <text:p>-0.197920337176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-0.24630086404144">
                <text:p>-0.24630086404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-0.31384510609362">
                <text:p>-0.31384510609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-0.389557489045134">
                <text:p>-0.389557489045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-0.636172512351933">
                <text:p>-0.63617251235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  <table:table-cell office:value-type="float" office:value="-0.829380460547705">
                <text:p>-0.82938046054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00">
                <text:p>175000</text:p>
              </table:table-cell>
              <table:table-cell office:value-type="float" office:value="175000">
                <text:p>175000</text:p>
              </table:table-cell>
              <table:table-cell office:value-type="float" office:value="-0.967610537305656">
                <text:p>-0.967610537305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00000">
                <text:p>200000</text:p>
              </table:table-cell>
              <table:table-cell office:value-type="float" office:value="-1.06185831691335">
                <text:p>-1.0618583169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00">
                <text:p>225000</text:p>
              </table:table-cell>
              <table:table-cell office:value-type="float" office:value="225000">
                <text:p>225000</text:p>
              </table:table-cell>
              <table:table-cell office:value-type="float" office:value="-1.1380419387629">
                <text:p>-1.1380419387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50000">
                <text:p>250000</text:p>
              </table:table-cell>
              <table:table-cell office:value-type="float" office:value="-1.2016591899981">
                <text:p>-1.2016591899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444cm" svg:height="16.562cm" xlink:href=".." xlink:type="simple" chart:class="chart:scatter" chart:style-name="ch1">
        <chart:plot-area chart:style-name="ch2" table:cell-range-address="data.A2:data.A29 data.J1:data.J29 data.L1:data.L29 old.F2:old.F18" chart:data-source-has-labels="row" svg:x="0.588cm" svg:y="0.331cm" svg:width="28.268cm" svg:height="15.9cm">
          <chart:coordinate-region svg:x="1.5cm" svg:y="0.53cm" svg:width="26.706cm" svg:height="15.054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J2:data.J29" chart:label-cell-address="data.J1:data.J1" chart:class="chart:scatter">
            <chart:domain table:cell-range-address="data.A2:data.A29"/>
            <chart:regression-curve chart:style-name="ch7"/>
            <chart:data-point chart:repeated="28"/>
          </chart:series>
          <chart:series chart:style-name="ch8" chart:values-cell-range-address="data.L2:data.L29" chart:label-cell-address="data.L1:data.L1" chart:class="chart:scatter">
            <chart:data-point chart:repeated="28"/>
          </chart:series>
          <chart:series chart:style-name="ch9" chart:values-cell-range-address="old.F3:old.F18" chart:label-cell-address="old.F2:old.F2" chart:class="chart:scatter">
            <chart:domain table:cell-range-address="old.A3:old.A18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_vpp</text:p>
                <draw:g>
                  <svg:desc>data.J1:data.J1</svg:desc>
                </draw:g>
              </table:table-cell>
              <table:table-cell office:value-type="string">
                <text:p>k_rms</text:p>
                <draw:g>
                  <svg:desc>data.L1:data.L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k</text:p>
                <draw:g>
                  <svg:desc>old.F2:old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data.A2:data.A29</svg:desc>
                </draw:g>
              </table:table-cell>
              <table:table-cell office:value-type="float" office:value="3.33672431332655">
                <text:p>3.33672431332655</text:p>
                <draw:g>
                  <svg:desc>data.J2:data.J29</svg:desc>
                </draw:g>
              </table:table-cell>
              <table:table-cell office:value-type="float" office:value="3.26530612244898">
                <text:p>3.26530612244898</text:p>
                <draw:g>
                  <svg:desc>data.L2:data.L29</svg:desc>
                </draw:g>
              </table:table-cell>
              <table:table-cell office:value-type="float" office:value="100">
                <text:p>100</text:p>
                <draw:g>
                  <svg:desc>old.A3:old.A18</svg:desc>
                </draw:g>
              </table:table-cell>
              <table:table-cell office:value-type="float" office:value="3.16831683168317">
                <text:p>3.16831683168317</text:p>
                <draw:g>
                  <svg:desc>old.F3:old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3.33672431332655">
                <text:p>3.33672431332655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300">
                <text:p>30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3.33672431332655">
                <text:p>3.33672431332655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600">
                <text:p>60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.33672431332655">
                <text:p>3.33672431332655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1000">
                <text:p>1000</text:p>
              </table:table-cell>
              <table:table-cell office:value-type="float" office:value="3.16532258064516">
                <text:p>3.16532258064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.31637843336724">
                <text:p>3.31637843336724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3000">
                <text:p>3000</text:p>
              </table:table-cell>
              <table:table-cell office:value-type="float" office:value="3.15524193548387">
                <text:p>3.15524193548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3.31637843336724">
                <text:p>3.31637843336724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6000">
                <text:p>6000</text:p>
              </table:table-cell>
              <table:table-cell office:value-type="float" office:value="3.18089430894309">
                <text:p>3.18089430894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3.31637843336724">
                <text:p>3.31637843336724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10000">
                <text:p>10000</text:p>
              </table:table-cell>
              <table:table-cell office:value-type="float" office:value="3.18089430894309">
                <text:p>3.18089430894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3.31637843336724">
                <text:p>3.31637843336724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30000">
                <text:p>30000</text:p>
              </table:table-cell>
              <table:table-cell office:value-type="float" office:value="3.17622950819672">
                <text:p>3.17622950819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3.31637843336724">
                <text:p>3.31637843336724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60000">
                <text:p>60000</text:p>
              </table:table-cell>
              <table:table-cell office:value-type="float" office:value="3.17622950819672">
                <text:p>3.17622950819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">
                <text:p>7000</text:p>
              </table:table-cell>
              <table:table-cell office:value-type="float" office:value="3.30620549338759">
                <text:p>3.30620549338759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100000">
                <text:p>100000</text:p>
              </table:table-cell>
              <table:table-cell office:value-type="float" office:value="3.11475409836066">
                <text:p>3.11475409836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3.30620549338759">
                <text:p>3.30620549338759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125000">
                <text:p>125000</text:p>
              </table:table-cell>
              <table:table-cell office:value-type="float" office:value="2.80737704918033">
                <text:p>2.807377049180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">
                <text:p>9000</text:p>
              </table:table-cell>
              <table:table-cell office:value-type="float" office:value="3.30620549338759">
                <text:p>3.30620549338759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150000">
                <text:p>150000</text:p>
              </table:table-cell>
              <table:table-cell office:value-type="float" office:value="2.41803278688525">
                <text:p>2.41803278688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3.26551373346897">
                <text:p>3.26551373346897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175000">
                <text:p>175000</text:p>
              </table:table-cell>
              <table:table-cell office:value-type="float" office:value="2.11065573770492">
                <text:p>2.11065573770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">
                <text:p>20000</text:p>
              </table:table-cell>
              <table:table-cell office:value-type="float" office:value="3.26551373346897">
                <text:p>3.26551373346897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200000">
                <text:p>200000</text:p>
              </table:table-cell>
              <table:table-cell office:value-type="float" office:value="1.85450819672131">
                <text:p>1.85450819672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">
                <text:p>30000</text:p>
              </table:table-cell>
              <table:table-cell office:value-type="float" office:value="3.24516785350966">
                <text:p>3.24516785350966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225000">
                <text:p>225000</text:p>
              </table:table-cell>
              <table:table-cell office:value-type="float" office:value="1.65983606557377">
                <text:p>1.65983606557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3.24516785350966">
                <text:p>3.24516785350966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250000">
                <text:p>250000</text:p>
              </table:table-cell>
              <table:table-cell office:value-type="float" office:value="1.49590163934426">
                <text:p>1.495901639344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0">
                <text:p>50000</text:p>
              </table:table-cell>
              <table:table-cell office:value-type="float" office:value="3.24516785350966">
                <text:p>3.24516785350966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000">
                <text:p>60000</text:p>
              </table:table-cell>
              <table:table-cell office:value-type="float" office:value="3.24516785350966">
                <text:p>3.24516785350966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000">
                <text:p>70000</text:p>
              </table:table-cell>
              <table:table-cell office:value-type="float" office:value="3.24516785350966">
                <text:p>3.24516785350966</text:p>
              </table:table-cell>
              <table:table-cell office:value-type="float" office:value="3.23615160349854">
                <text:p>3.23615160349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3.24516785350966">
                <text:p>3.24516785350966</text:p>
              </table:table-cell>
              <table:table-cell office:value-type="float" office:value="3.23615160349854">
                <text:p>3.23615160349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000">
                <text:p>90000</text:p>
              </table:table-cell>
              <table:table-cell office:value-type="float" office:value="3.24516785350966">
                <text:p>3.24516785350966</text:p>
              </table:table-cell>
              <table:table-cell office:value-type="float" office:value="3.23615160349854">
                <text:p>3.23615160349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3.20447609359105">
                <text:p>3.20447609359105</text:p>
              </table:table-cell>
              <table:table-cell office:value-type="float" office:value="3.06122448979592">
                <text:p>3.06122448979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00">
                <text:p>125000</text:p>
              </table:table-cell>
              <table:table-cell office:value-type="float" office:value="2.88911495422177">
                <text:p>2.88911495422177</text:p>
              </table:table-cell>
              <table:table-cell office:value-type="float" office:value="2.66763848396501">
                <text:p>2.66763848396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00">
                <text:p>150000</text:p>
              </table:table-cell>
              <table:table-cell office:value-type="float" office:value="2.50254323499491">
                <text:p>2.50254323499491</text:p>
              </table:table-cell>
              <table:table-cell office:value-type="float" office:value="2.26530612244898">
                <text:p>2.26530612244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5000">
                <text:p>175000</text:p>
              </table:table-cell>
              <table:table-cell office:value-type="float" office:value="2.22787385554425">
                <text:p>2.22787385554425</text:p>
              </table:table-cell>
              <table:table-cell office:value-type="float" office:value="1.95918367346939">
                <text:p>1.95918367346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00">
                <text:p>200000</text:p>
              </table:table-cell>
              <table:table-cell office:value-type="float" office:value="1.95320447609359">
                <text:p>1.95320447609359</text:p>
              </table:table-cell>
              <table:table-cell office:value-type="float" office:value="1.72594752186589">
                <text:p>1.72594752186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5000">
                <text:p>225000</text:p>
              </table:table-cell>
              <table:table-cell office:value-type="float" office:value="1.7293997965412">
                <text:p>1.7293997965412</text:p>
              </table:table-cell>
              <table:table-cell office:value-type="float" office:value="1.53935860058309">
                <text:p>1.5393586005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0000">
                <text:p>250000</text:p>
              </table:table-cell>
              <table:table-cell office:value-type="float" office:value="1.57680569684639">
                <text:p>1.57680569684639</text:p>
              </table:table-cell>
              <table:table-cell office:value-type="float" office:value="1.39067055393586">
                <text:p>1.39067055393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8">
      <style:chart-properties chart:display-label="true" chart:logarithmic="false" chart:minimum="-0.1" chart:maximum="1.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7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8" style:family="chart" style:data-style-name="N107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data.A2:data.A29 data.N2:data.N29" svg:x="0.32cm" svg:y="0.18cm" svg:width="15.36cm" svg:height="8.64cm">
          <chart:coordinate-region svg:x="1.524cm" svg:y="0.18cm" svg:width="13.506cm" svg:height="8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N2:data.N29" chart:class="chart:scatter">
            <chart:domain table:cell-range-address="data.A2:data.A29"/>
            <chart:regression-curve chart:style-name="ch7">
              <chart:equation chart:display-equation="true" chart:display-r-square="false" chart:style-name="ch8"/>
            </chart:regression-curve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data.A2:data.A29</svg:desc>
                </draw:g>
              </table:table-cell>
              <table:table-cell office:value-type="float" office:value="0">
                <text:p>0</text:p>
                <draw:g>
                  <svg:desc>data.N2:data.N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0203458799593079">
                <text:p>0.0203458799593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203458799593079">
                <text:p>0.0203458799593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0.0203458799593079">
                <text:p>0.0203458799593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0.0203458799593079">
                <text:p>0.0203458799593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0.0203458799593079">
                <text:p>0.0203458799593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">
                <text:p>7000</text:p>
              </table:table-cell>
              <table:table-cell office:value-type="float" office:value="0.0305188199389623">
                <text:p>0.03051881993896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0.0305188199389623">
                <text:p>0.03051881993896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">
                <text:p>9000</text:p>
              </table:table-cell>
              <table:table-cell office:value-type="float" office:value="0.0305188199389623">
                <text:p>0.03051881993896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0.0712105798575813">
                <text:p>0.0712105798575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">
                <text:p>20000</text:p>
              </table:table-cell>
              <table:table-cell office:value-type="float" office:value="0.0712105798575813">
                <text:p>0.0712105798575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">
                <text:p>30000</text:p>
              </table:table-cell>
              <table:table-cell office:value-type="float" office:value="0.091556459816891">
                <text:p>0.0915564598168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0.091556459816891">
                <text:p>0.091556459816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0">
                <text:p>50000</text:p>
              </table:table-cell>
              <table:table-cell office:value-type="float" office:value="0.091556459816891">
                <text:p>0.0915564598168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000">
                <text:p>60000</text:p>
              </table:table-cell>
              <table:table-cell office:value-type="float" office:value="0.091556459816891">
                <text:p>0.0915564598168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000">
                <text:p>70000</text:p>
              </table:table-cell>
              <table:table-cell office:value-type="float" office:value="0.091556459816891">
                <text:p>0.0915564598168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0.091556459816891">
                <text:p>0.0915564598168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000">
                <text:p>90000</text:p>
              </table:table-cell>
              <table:table-cell office:value-type="float" office:value="0.091556459816891">
                <text:p>0.0915564598168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0.132248219735501">
                <text:p>0.132248219735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00">
                <text:p>125000</text:p>
              </table:table-cell>
              <table:table-cell office:value-type="float" office:value="0.447609359104781">
                <text:p>0.4476093591047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00">
                <text:p>150000</text:p>
              </table:table-cell>
              <table:table-cell office:value-type="float" office:value="0.834181078331641">
                <text:p>0.834181078331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5000">
                <text:p>175000</text:p>
              </table:table-cell>
              <table:table-cell office:value-type="float" office:value="1.1088504577823">
                <text:p>1.10885045778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00">
                <text:p>200000</text:p>
              </table:table-cell>
              <table:table-cell office:value-type="float" office:value="1.38351983723296">
                <text:p>1.383519837232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5000">
                <text:p>225000</text:p>
              </table:table-cell>
              <table:table-cell office:value-type="float" office:value="1.60732451678535">
                <text:p>1.607324516785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0000">
                <text:p>250000</text:p>
              </table:table-cell>
              <table:table-cell office:value-type="float" office:value="1.75991861648016">
                <text:p>1.75991861648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